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PM</text:p>
          </table:table-cell>
          <table:table-cell table:number-columns-repeated="2"/>
          <table:table-cell office:value-type="string" calcext:value-type="string">
            <text:p>Visualization techniques~\cite{Baumgrass2013}, Organizational mining \cite{Song2008}\cite{Schonig2015}</text:p>
          </table:table-cell>
          <table:table-cell/>
          <table:table-cell office:value-type="string" calcext:value-type="string">
            <text:p>Structured</text:p>
          </table:table-cell>
          <table:table-cell office:value-type="string" calcext:value-type="string">
            <text:p>Process model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pic models \cite{Chen2016a}, Theory-generating case studies \cite{Lindberg2016}</text:p>
          </table:table-cell>
          <table:table-cell office:value-type="string" calcext:value-type="string">
            <text:p>Social network\cite{Bird2006}, Survey \cite{Begel2010a}, \cite{DeA.R.Goncalves2010}</text:p>
          </table:table-cell>
          <table:table-cell office:value-type="string" calcext:value-type="string">
            <text:p>Speech acts \cite{DiCiccio2013a}, \cite{Campos2018}, Natural language processing \cite{Friedrich2011}</text:p>
          </table:table-cell>
          <table:table-cell office:value-type="string" calcext:value-type="string">
            <text:p>Unstructured</text:p>
          </table:table-cell>
          <table:table-cell office:value-type="string" calcext:value-type="string">
            <text:p>Structured data</text:p>
          </table:table-cell>
        </table:table-row>
        <table:table-row table:style-name="ro3">
          <table:table-cell office:value-type="string" calcext:value-type="string">
            <text:p>MSR</text:p>
          </table:table-cell>
          <table:table-cell office:value-type="string" calcext:value-type="string">
            <text:p>Time series \cite{Ruohonen2015}, \cite{Hou2014}, Statistical analyses\cite{Oliva2011}</text:p>
          </table:table-cell>
          <table:table-cell office:value-type="string" calcext:value-type="string">
            <text:p>Network analysis \cite{DAmbros2009}, \cite{Zimmermann2008}, Language Models~\cite{Allamanis2013}</text:p>
          </table:table-cell>
          <table:table-cell office:value-type="string" calcext:value-type="string">
            <text:p>Email analysis~\cite{Bird2006}</text:p>
          </table:table-cell>
          <table:table-cell/>
          <table:table-cell office:value-type="string" calcext:value-type="string">
            <text:p>Semi-structured</text:p>
          </table:table-cell>
          <table:table-cell office:value-type="string" calcext:value-type="string">
            <text:p>Software engineering metrics and artifa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mir Bala</meta:initial-creator>
    <meta:creation-date>2018-06-18T14:56:09.505997655</meta:creation-date>
    <dc:date>2018-06-18T17:09:53.960768386</dc:date>
    <dc:creator>Saimir Bala</dc:creator>
    <meta:editing-duration>PT1H12M28S</meta:editing-duration>
    <meta:editing-cycles>12</meta:editing-cycles>
    <meta:generator>LibreOffice/5.1.6.2$Linux_X86_64 LibreOffice_project/10m0$Build-2</meta:generator>
    <meta:document-statistic meta:table-count="1" meta:cell-count="23" meta:object-count="0"/>
  </office:meta>
</office:document-meta>
</file>